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8.82mm"/>
    </style:style>
    <style:style style:name="co6" style:family="table-column">
      <style:table-column-properties fo:break-before="auto" style:column-width="7.7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dce6f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dce6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e6b9b8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e6b9b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e6b9b8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e6b9b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d7e4bd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d7e4b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d7e4b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d7e4b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fo:background-color="#d7e4bd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d7e4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1.06mm" svg:stroke-color="#000000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2" style:family="graphic">
      <style:graphic-properties draw:stroke="solid" svg:stroke-width="1.06mm" svg:stroke-color="#c0504d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3" style:family="graphic">
      <style:graphic-properties draw:stroke="solid" svg:stroke-width="1.06mm" svg:stroke-color="#c0504d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4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5" style:family="graphic">
      <style:graphic-properties draw:stroke="solid" svg:stroke-width="1.06mm" svg:stroke-color="#c0504d" draw:marker-end="msArrowOpenEnd_20_5" draw:marker-end-width="4.77mm" draw:marker-end-center="false" draw:fill="none" draw:textarea-vertical-align="top" draw:auto-grow-height="false" fo:min-height="23.82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6" style:family="graphic">
      <style:graphic-properties draw:stroke="solid" svg:stroke-width="1.06mm" svg:stroke-color="#f79646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7" style:family="graphic">
      <style:graphic-properties draw:stroke="solid" svg:stroke-width="1.06mm" svg:stroke-color="#f79646" draw:marker-end="msArrowOpenEnd_20_5" draw:marker-end-width="4.77mm" draw:marker-end-center="false" draw:fill="none" draw:textarea-vertical-align="top" draw:auto-grow-height="false" fo:min-height="28.11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-ranges="Hoja1.A1:Hoja1.X26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5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ce2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2">
            <text:p>BIOS</text:p>
          </table:table-cell>
          <table:covered-table-cell table:style-name="ce2"/>
          <table:table-cell table:style-name="ce4" office:value-type="string" calcext:value-type="string">
            <text:p>DISCO 1.</text:p>
          </table:table-cell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12"/>
          <table:table-cell table:number-columns-repeated="100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BR</text:p>
          </table:table-cell>
          <table:table-cell table:style-name="ce11"/>
          <table:table-cell table:style-name="ce14"/>
          <table:table-cell table:style-name="ce11" table:number-columns-repeated="10"/>
          <table:table-cell table:style-name="ce73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>
            <draw:line table:end-cell-address="Hoja1.A9" table:end-x="22.32mm" table:end-y="0.86mm" draw:z-index="0" draw:name="4 Conector recto" draw:style-name="gr1" draw:text-style-name="P1" svg:x1="21.6mm" svg:y1="1.67mm" svg:x2="22.32mm" svg:y2="25.2mm">
              <text:p/>
            </draw:line>
          </table:table-cell>
          <table:table-cell table:style-name="ce3"/>
          <table:table-cell table:style-name="ce6"/>
          <table:table-cell table:style-name="ce12"/>
          <table:table-cell table:style-name="ce15"/>
          <table:table-cell table:style-name="ce26"/>
          <table:table-cell table:style-name="ce34"/>
          <table:table-cell table:style-name="ce39"/>
          <table:table-cell table:style-name="ce12"/>
          <table:table-cell table:style-name="ce48"/>
          <table:table-cell table:style-name="ce53"/>
          <table:table-cell table:style-name="ce57"/>
          <table:table-cell table:style-name="ce62"/>
          <table:table-cell table:style-name="ce12"/>
          <table:table-cell table:style-name="ce69" table:number-columns-spanned="2" table:number-rows-spanned="13"/>
          <table:covered-table-cell table:style-name="ce74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7" office:value-type="string" calcext:value-type="string" table:number-columns-spanned="2" table:number-rows-spanned="2">
            <text:p>NTLDR <text:s text:c="19"/>BOOT.INI</text:p>
          </table:table-cell>
          <table:covered-table-cell table:style-name="ce27">
            <draw:line table:end-cell-address="Hoja1.G5" table:end-x="18.8mm" table:end-y="5.04mm" draw:z-index="5" draw:name="21 Conector recto" draw:style-name="gr2" draw:text-style-name="P1" svg:x1="8.22mm" svg:y1="6.16mm" svg:x2="18.8mm" svg:y2="6.16mm">
              <text:p/>
            </draw:line>
            <draw:custom-shape table:end-cell-address="Hoja1.G9" table:end-x="19.1mm" table:end-y="0.36mm" draw:z-index="6" draw:name="27 Conector recto de flecha" draw:style-name="gr3" draw:text-style-name="P1" svg:width="0.3mm" svg:height="16.79mm" svg:x="18.8mm" svg:y="5.85mm">
              <text:p/>
              <draw:enhanced-geometry draw:mirror-horizontal="false" draw:mirror-vertical="false" svg:viewBox="0 0 21600 21600" draw:type="mso-spt32" draw:enhanced-path="M 0 0 L 21600 21600 N"/>
            </draw:custom-shape>
          </table:covered-table-cell>
          <table:table-cell table:style-name="ce40"/>
          <table:table-cell table:style-name="ce12"/>
          <table:table-cell table:style-name="ce49"/>
          <table:table-cell table:style-name="ce54" table:number-columns-repeated="2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7"/>
          <table:covered-table-cell table:number-columns-repeated="2" table:style-name="ce27"/>
          <table:table-cell table:style-name="ce40"/>
          <table:table-cell table:style-name="ce12"/>
          <table:table-cell table:style-name="ce50"/>
          <table:table-cell table:style-name="ce54" table:number-columns-repeated="2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table-cell table:style-name="ce49"/>
          <table:table-cell table:style-name="ce54" table:number-columns-repeated="2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>
            <draw:custom-shape table:end-cell-address="Hoja1.C8" table:end-x="7.28mm" table:end-y="3.18mm" draw:z-index="1" draw:name="6 Conector recto de flecha" draw:style-name="gr4" draw:text-style-name="P1" svg:width="37.7mm" svg:height="0.01mm" svg:x="21.61mm" svg:y="5.55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"/>
          <table:table-cell table:style-name="ce8" office:value-type="string" calcext:value-type="string">
            <text:p>IPL</text:p>
          </table:table-cell>
          <table:table-cell table:style-name="ce12"/>
          <table:table-cell table:style-name="ce16" office:value-type="string" calcext:value-type="string">
            <text:p>PBR</text:p>
          </table:table-cell>
          <table:table-cell table:style-name="ce29"/>
          <table:table-cell table:style-name="ce35" office:value-type="string" calcext:value-type="string" table:number-columns-spanned="2" table:number-rows-spanned="4">
            <text:p>CARPETA DE WXP 1</text:p>
          </table:table-cell>
          <table:covered-table-cell table:style-name="ce41"/>
          <table:table-cell table:style-name="ce12"/>
          <table:table-cell table:style-name="ce50"/>
          <table:table-cell table:style-name="ce54"/>
          <table:table-cell table:style-name="ce58" office:value-type="string" calcext:value-type="string" table:number-columns-spanned="2" table:number-rows-spanned="4">
            <text:p>CARPETA DE W7 <text:s text:c="19"/>Y WINLOAD.EXE</text:p>
          </table:table-cell>
          <table:covered-table-cell table:style-name="ce64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>
            <draw:custom-shape table:end-cell-address="Hoja1.E13" table:end-x="6.34mm" table:end-y="1.92mm" draw:z-index="2" draw:name="10 Conector recto de flecha" draw:style-name="gr4" draw:text-style-name="P1" svg:width="24.6mm" svg:height="22.72mm" svg:x="11.64mm" svg:y="3.17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2"/>
          <table:table-cell table:style-name="ce16"/>
          <table:table-cell table:style-name="ce28"/>
          <table:covered-table-cell table:style-name="ce36"/>
          <table:covered-table-cell table:style-name="ce42"/>
          <table:table-cell table:style-name="ce12"/>
          <table:table-cell table:style-name="ce49"/>
          <table:table-cell table:style-name="ce54"/>
          <table:covered-table-cell table:style-name="ce59"/>
          <table:covered-table-cell table:style-name="ce65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/>
          <table:covered-table-cell table:style-name="ce36"/>
          <table:covered-table-cell table:style-name="ce42"/>
          <table:table-cell table:style-name="ce12"/>
          <table:table-cell table:style-name="ce49"/>
          <table:table-cell table:style-name="ce55"/>
          <table:covered-table-cell table:style-name="ce59"/>
          <table:covered-table-cell table:style-name="ce65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/>
          <table:covered-table-cell table:style-name="ce37"/>
          <table:covered-table-cell table:style-name="ce43"/>
          <table:table-cell table:style-name="ce12"/>
          <table:table-cell table:style-name="ce49"/>
          <table:table-cell table:style-name="ce54"/>
          <table:covered-table-cell table:style-name="ce60"/>
          <table:covered-table-cell table:style-name="ce66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0">
            <draw:custom-shape table:end-cell-address="Hoja1.F18" table:end-x="16.32mm" table:end-y="1.72mm" draw:z-index="4" draw:name="15 Conector recto de flecha" draw:style-name="gr5" draw:text-style-name="P1" svg:width="0.93mm" svg:height="26.32mm" svg:x="14.46mm" svg:y="-21.71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8"/>
          <table:table-cell table:style-name="ce40"/>
          <table:table-cell table:style-name="ce12"/>
          <table:table-cell table:style-name="ce49"/>
          <table:table-cell table:style-name="ce55"/>
          <table:table-cell table:style-name="ce54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 office:value-type="string" calcext:value-type="string">
            <text:p>VBC</text:p>
          </table:table-cell>
          <table:table-cell table:style-name="ce27" office:value-type="string" calcext:value-type="string" table:number-columns-spanned="2" table:number-rows-spanned="2">
            <text:p>BOOTMNG <text:s text:c="22"/>BCD</text:p>
          </table:table-cell>
          <table:covered-table-cell table:style-name="ce27"/>
          <table:table-cell table:style-name="ce40"/>
          <table:table-cell table:style-name="ce12"/>
          <table:table-cell table:style-name="ce16" office:value-type="string" calcext:value-type="string">
            <text:p>VBC</text:p>
          </table:table-cell>
          <table:table-cell table:style-name="ce54" table:number-columns-repeated="2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 office:value-type="string" calcext:value-type="string">
            <text:p>W7</text:p>
            <draw:custom-shape table:end-cell-address="Hoja1.F14" table:end-x="11.95mm" table:end-y="1.01mm" draw:z-index="3" draw:name="12 Conector recto de flecha" draw:style-name="gr4" draw:text-style-name="P1" svg:width="22.61mm" svg:height="0.01mm" svg:x="17.56mm" svg:y="5.92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covered-table-cell table:style-name="ce27"/>
          <table:covered-table-cell table:style-name="ce27">
            <draw:line table:end-cell-address="Hoja1.G16" table:end-x="0.75mm" table:end-y="1.24mm" draw:z-index="8" draw:name="36 Conector recto" draw:style-name="gr6" draw:text-style-name="P1" svg:x1="0.75mm" svg:y1="16.74mm" svg:x2="0.75mm" svg:y2="9.6mm">
              <text:p/>
            </draw:line>
          </table:covered-table-cell>
          <table:table-cell table:style-name="ce40"/>
          <table:table-cell table:style-name="ce12"/>
          <table:table-cell table:style-name="ce16" office:value-type="string" calcext:value-type="string">
            <text:p>W7</text:p>
          </table:table-cell>
          <table:table-cell table:style-name="ce55"/>
          <table:table-cell table:style-name="ce54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8" table:number-columns-repeated="2"/>
          <table:table-cell table:style-name="ce40"/>
          <table:table-cell table:style-name="ce12"/>
          <table:table-cell table:style-name="ce49"/>
          <table:table-cell table:style-name="ce54" table:number-columns-repeated="2"/>
          <table:table-cell table:style-name="ce63"/>
          <table:table-cell table:style-name="ce12"/>
          <table:covered-table-cell table:style-name="ce70"/>
          <table:covered-table-cell table:style-name="ce75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9"/>
          <table:table-cell table:style-name="ce12"/>
          <table:table-cell table:style-name="ce18"/>
          <table:table-cell table:style-name="ce31"/>
          <table:table-cell table:style-name="ce38"/>
          <table:table-cell table:style-name="ce44"/>
          <table:table-cell table:style-name="ce12"/>
          <table:table-cell table:style-name="ce51"/>
          <table:table-cell table:style-name="ce56"/>
          <table:table-cell table:style-name="ce61"/>
          <table:table-cell table:style-name="ce67"/>
          <table:table-cell table:style-name="ce12"/>
          <table:covered-table-cell table:style-name="ce71"/>
          <table:covered-table-cell table:style-name="ce76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10"/>
          <table:table-cell table:style-name="ce13"/>
          <table:table-cell table:style-name="ce19"/>
          <table:table-cell table:style-name="ce13"/>
          <table:table-cell table:style-name="ce13">
            <draw:line table:end-cell-address="Hoja1.L17" table:end-x="15.05mm" table:end-y="1.58mm" draw:z-index="7" draw:name="30 Conector recto" draw:style-name="gr6" draw:text-style-name="P1" svg:x1="0.75mm" svg:y1="1.58mm" svg:x2="129.79mm" svg:y2="1.31mm">
              <text:p/>
            </draw:line>
          </table:table-cell>
          <table:table-cell table:style-name="ce13" table:number-columns-repeated="4"/>
          <table:table-cell table:style-name="ce13">
            <draw:custom-shape table:end-cell-address="Hoja1.L23" table:end-x="15.57mm" table:end-y="1.64mm" draw:z-index="9" draw:name="32 Conector recto de flecha" draw:style-name="gr7" draw:text-style-name="P1" svg:width="0.52mm" svg:height="30.61mm" svg:x="14.53mm" svg:y="-28.42m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3" table:number-columns-repeated="3"/>
          <table:table-cell table:style-name="ce77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4"/>
          <table:table-cell table:style-name="ce20"/>
          <table:table-cell table:style-name="ce12" table:number-columns-repeated="3"/>
          <table:table-cell table:style-name="ce3"/>
          <table:table-cell table:style-name="ce12" table:number-columns-repeated="7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4"/>
          <table:table-cell table:style-name="ce21" office:value-type="string" calcext:value-type="string" table:number-columns-spanned="4" table:number-rows-spanned="2">
            <text:p>ACTIVA</text:p>
          </table:table-cell>
          <table:covered-table-cell table:number-columns-repeated="2" table:style-name="ce32"/>
          <table:covered-table-cell table:style-name="ce45"/>
          <table:table-cell table:style-name="ce47"/>
          <table:table-cell table:style-name="ce52" table:number-columns-spanned="4" table:number-rows-spanned="2"/>
          <table:covered-table-cell table:number-columns-repeated="3" table:style-name="ce32"/>
          <table:table-cell table:style-name="ce68"/>
          <table:table-cell table:style-name="ce72" table:number-columns-spanned="2" table:number-rows-spanned="2"/>
          <table:covered-table-cell table:style-name="ce45"/>
          <table:table-cell table:style-name="ce3"/>
          <table:table-cell table:number-columns-repeated="1007"/>
        </table:table-row>
        <table:table-row table:style-name="ro2">
          <table:table-cell table:style-name="ce3" table:number-columns-repeated="4"/>
          <table:covered-table-cell table:style-name="ce22"/>
          <table:covered-table-cell table:number-columns-repeated="2" table:style-name="ce33"/>
          <table:covered-table-cell table:style-name="ce46"/>
          <table:table-cell table:style-name="ce47"/>
          <table:covered-table-cell table:style-name="ce22"/>
          <table:covered-table-cell table:number-columns-repeated="3" table:style-name="ce33"/>
          <table:table-cell/>
          <table:covered-table-cell table:style-name="ce33"/>
          <table:covered-table-cell table:style-name="ce46"/>
          <table:table-cell table:style-name="ce3"/>
          <table:table-cell table:number-columns-repeated="1007"/>
        </table:table-row>
        <table:table-row table:style-name="ro2">
          <table:table-cell table:number-columns-repeated="4"/>
          <table:table-cell table:style-name="ce23" office:value-type="string" calcext:value-type="string" table:number-columns-spanned="4" table:number-rows-spanned="2">
            <text:p>PARTICIÓN PRIMARIA</text:p>
          </table:table-cell>
          <table:covered-table-cell table:number-columns-repeated="3" table:style-name="ce23"/>
          <table:table-cell/>
          <table:table-cell table:style-name="ce32" office:value-type="string" calcext:value-type="string" table:number-columns-spanned="4" table:number-rows-spanned="2">
            <text:p>PARTICIÓN PRIMARIA</text:p>
          </table:table-cell>
          <table:covered-table-cell table:number-columns-repeated="3" table:style-name="ce32"/>
          <table:table-cell/>
          <table:table-cell table:style-name="ce32" office:value-type="string" calcext:value-type="string" table:number-columns-spanned="2" table:number-rows-spanned="2">
            <text:p>PARTICIÓN PRIMARIA</text:p>
          </table:table-cell>
          <table:covered-table-cell/>
          <table:table-cell table:number-columns-repeated="1008"/>
        </table:table-row>
        <table:table-row table:style-name="ro2">
          <table:table-cell table:number-columns-repeated="4"/>
          <table:covered-table-cell table:number-columns-repeated="4" table:style-name="ce24"/>
          <table:table-cell/>
          <table:covered-table-cell table:style-name="ce22"/>
          <table:covered-table-cell table:number-columns-repeated="3" table:style-name="ce33"/>
          <table:table-cell/>
          <table:covered-table-cell table:number-columns-repeated="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Hoja1.$A$1" table:cell-range-address="$Hoja1.$A$1:.$X$26" table:range-usable-as="print-range"/>
        </table:named-expressions>
      </table:table>
      <table:table table:name="Hoja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ffi</meta:initial-creator>
    <meta:print-date>2015-04-30T16:54:47</meta:print-date>
    <meta:creation-date>2015-04-30T15:38:53</meta:creation-date>
    <dc:date>2015-05-05T16:35:41.955025844</dc:date>
    <meta:generator>LibreOffice/4.4.2.2$Linux_X86_64 LibreOffice_project/40m0$Build-2</meta:generator>
    <meta:editing-duration>PT3M20S</meta:editing-duration>
    <meta:editing-cycles>1</meta:editing-cycles>
    <meta:document-statistic meta:table-count="3" meta:cell-count="17" meta:object-count="10"/>
    <meta:user-defined meta:name="AppVersion">14.03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